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Mangal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Regular" style:font-family-generic="swiss" style:font-pitch="variable" style:name="Latha" svg:font-family="Latha"/>
    <style:font-face style:font-adornments="Regular" style:font-family-generic="swiss" style:font-pitch="variable" style:name="Verdana" svg:font-family="Verdana"/>
    <style:font-face style:font-family-generic="system" style:font-pitch="variable" style:name="Andale Sans UI" svg:font-family="'Andale Sans UI'"/>
    <style:font-face style:font-family-generic="system" style:font-pitch="variable" style:name="" svg:font-family=""/>
  </office:font-face-decls>
  <office:automatic-styles>
    <style:style style:family="paragraph" style:name="P1" style:parent-style-name="Standard">
      <style:text-properties officeooo:paragraph-rsid="00184940" officeooo:rsid="00184940"/>
    </style:style>
    <style:style style:family="paragraph" style:name="P2" style:parent-style-name="Standard">
      <style:text-properties officeooo:paragraph-rsid="00184940" officeooo:rsid="00184940" style:font-name-complex="Latha"/>
    </style:style>
    <style:style style:family="paragraph" style:name="P3" style:parent-style-name="Standard">
      <style:text-properties fo:font-size="18pt" style:font-size-asian="18pt" style:font-size-complex="18pt"/>
    </style:style>
    <style:style style:family="paragraph" style:name="P4" style:parent-style-name="Standard">
      <style:text-properties fo:font-size="32pt" officeooo:paragraph-rsid="0019c17a" officeooo:rsid="0018d4a0" style:font-name="Verdana" style:font-name-complex="Mangal"/>
    </style:style>
    <style:style style:family="text" style:name="T1">
      <style:text-properties officeooo:rsid="00184940"/>
    </style:style>
    <style:style style:family="text" style:name="T2">
      <style:text-properties style:country-complex="IN" style:language-complex="hi"/>
    </style:style>
    <style:style style:family="text" style:name="T3">
      <style:text-properties officeooo:rsid="0019c17a" style:country-complex="IN" style:language-complex="h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</text:p>
      <text:p text:style-name="P2">Default and Latin but different CTL Font</text:p>
      <text:p text:style-name="P3">Bigger font</text:p>
      <text:p text:style-name="Default2">Different style <text:span text:style-name="T1">but same as default style</text:span></text:p>
      <text:p text:style-name="Default2"/>
      <text:p text:style-name="Devanagari_20_1">करता हूं 1</text:p>
      <text:p text:style-name="P4"><text:span text:style-name="T3">करता हूं 2</text:span></text:p>
      <text:p text:style-name="Devanagari_20_1">करता हूं 3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font-family-generic="roman" style:font-pitch="variable" style:name="Mangal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Regular" style:font-family-generic="swiss" style:font-pitch="variable" style:name="Latha" svg:font-family="Latha"/>
    <style:font-face style:font-adornments="Regular" style:font-family-generic="swiss" style:font-pitch="variable" style:name="Verdana" svg:font-family="Verdana"/>
    <style:font-face style:font-family-generic="system" style:font-pitch="variable" style:name="Andale Sans UI" svg:font-family="'Andale Sans UI'"/>
    <style:font-face style:font-family-generic="system" style:font-pitch="variable" style:name="" svg:font-family=""/>
  </office:font-face-decls>
  <office:styles>
    <style:default-style style:family="graphic">
      <style:graphic-properties draw:end-line-spacing-horizontal="0.1114in" draw:end-line-spacing-vertical="0.1114in" draw:fill-color="#99ccff" draw:shadow-offset-x="0.1181in" draw:shadow-offset-y="0.1181in" draw:start-line-spacing-horizontal="0.1114in" draw:start-line-spacing-vertical="0.1114in" fo:wrap-option="no-wrap" style:flow-with-text="false" svg:stroke-color="#00000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02in" style:text-autospace="ideograph-alpha" style:writing-mode="page"/>
      <style:text-properties fo:country="US" fo:font-size="12pt" fo:hyphenate="false" fo:hyphenation-push-char-count="2" fo:hyphenation-remain-char-count="2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country="none" fo:language="zxx" style:country-asian="none" style:country-complex="none" style:language-asian="zxx" style:language-complex="zxx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Arial" fo:font-size="14pt" style:font-family-asian="'Andale Sans UI'" style:font-family-complex="Tahoma" style:font-family-generic="swiss" style:font-family-generic-asian="system" style:font-family-generic-complex="system" style:font-name="Arial" style:font-name-asian="Andale Sans UI" style:font-name-complex="Tahoma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loext:contextual-spacing="false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Tahoma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family="paragraph" style:name="Default2" style:parent-style-name="Standard"/>
    <style:style style:display-name="Devanagari 1" style:family="paragraph" style:name="Devanagari_20_1" style:parent-style-name="Standard">
      <style:text-properties fo:font-family="Mangal" officeooo:rsid="0018d4a0" style:font-family-complex="Mangal" style:font-family-generic="roman" style:font-family-generic-complex="roman" style:font-name="Mangal" style:font-name-complex="Mangal" style:font-pitch="variable" style:font-pitch-complex="variabl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0S</meta:editing-duration>
    <meta:editing-cycles>5</meta:editing-cycles>
    <meta:generator>LibreOffice/5.1.0.3$Windows_x86 LibreOffice_project/5e3e00a007d9b3b6efb6797a8b8e57b51ab1f737</meta:generator>
    <dc:date>2016-07-13T11:11:54.274000000</dc:date>
    <meta:document-statistic meta:table-count="0" meta:image-count="0" meta:object-count="0" meta:page-count="1" meta:paragraph-count="7" meta:word-count="26" meta:character-count="120" meta:non-whitespace-character-count="101"/>
    <meta:user-defined meta:name="Info 1"/>
    <meta:user-defined meta:name="Info 2"/>
    <meta:user-defined meta:name="Info 3"/>
    <meta:user-defined meta:name="Info 4"/>
  </office:meta>
</office:document-meta>
</file>